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style="italic" fo:font-weight="normal" officeooo:rsid="00337cb3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officeooo:paragraph-rsid="0020edc3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37cb3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55a14e"/>
    </style:style>
    <style:style style:name="P9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officeooo:rsid="005be3d8" officeooo:paragraph-rsid="0055a14e" fo:background-color="transparent" style:font-name-asian="Calibri1" style:font-weight-asian="normal" style:font-name-complex="Calibri1" style:font-weight-complex="normal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officeooo:rsid="005be3d8" officeooo:paragraph-rsid="005be3d8" fo:background-color="transparent" style:font-name-asian="Calibri1" style:font-weight-asian="normal" style:font-name-complex="Calibri1" style:font-weight-complex="normal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officeooo:paragraph-rsid="0020edc3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572d0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5dfecc" officeooo:paragraph-rsid="005dfecc"/>
    </style:style>
    <style:style style:name="P1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610a27" officeooo:paragraph-rsid="00610a27"/>
    </style:style>
    <style:style style:name="T1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officeooo:rsid="00337cb3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45a6cc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style="italic" fo:font-weight="normal" officeooo:rsid="004cdb68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officeooo:rsid="005ab72e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weight-asian="normal" style:font-name-complex="Calibri1" style:font-weight-complex="normal"/>
    </style:style>
    <style:style style:name="T8" style:family="text">
      <style:text-properties style:use-window-font-color="true" style:font-name="Calibri1" fo:font-size="8pt" fo:language="fr" fo:country="FR" fo:font-weight="normal" officeooo:rsid="005ab72e" fo:background-color="transparent" loext:char-shading-value="0" style:font-name-asian="Calibri1" style:font-weight-asian="normal" style:font-name-complex="Calibri1" style:font-weight-complex="normal"/>
    </style:style>
    <style:style style:name="T9" style:family="text">
      <style:text-properties style:use-window-font-color="true" style:font-name="Calibri1" fo:font-size="8pt" fo:language="fr" fo:country="FR" fo:font-weight="normal" officeooo:rsid="005be3d8" fo:background-color="transparent" loext:char-shading-value="0" style:font-name-asian="Calibri1" style:font-weight-asian="normal" style:font-name-complex="Calibri1" style:font-weight-complex="normal"/>
    </style:style>
    <style:style style:name="T10" style:family="text">
      <style:text-properties style:use-window-font-color="true" style:font-name="Calibri1" fo:font-size="8pt" fo:language="fr" fo:country="FR" fo:font-weight="normal" officeooo:rsid="005c854b" fo:background-color="transparent" loext:char-shading-value="0" style:font-name-asian="Calibri1" style:font-weight-asian="normal" style:font-name-complex="Calibri1" style:font-weight-complex="normal"/>
    </style:style>
    <style:style style:name="T11" style:family="text">
      <style:text-properties style:use-window-font-color="true" style:font-name="Calibri1" fo:font-size="8pt" fo:language="fr" fo:country="FR" fo:font-weight="normal" officeooo:rsid="005dfecc" fo:background-color="transparent" loext:char-shading-value="0" style:font-name-asian="Calibri1" style:font-weight-asian="normal" style:font-name-complex="Calibri1" style:font-weight-complex="normal"/>
    </style:style>
    <style:style style:name="T12" style:family="text">
      <style:text-properties style:use-window-font-color="true" style:font-name="Calibri1" fo:font-size="8pt" fo:language="fr" fo:country="FR" fo:font-weight="normal" officeooo:rsid="005fd974" fo:background-color="transparent" loext:char-shading-value="0" style:font-name-asian="Calibri1" style:font-weight-asian="normal" style:font-name-complex="Calibri1" style:font-weight-complex="normal"/>
    </style:style>
    <style:style style:name="T13" style:family="text">
      <style:text-properties style:use-window-font-color="true" style:font-name="Calibri1" fo:font-size="8pt" fo:language="fr" fo:country="FR" fo:font-weight="normal" officeooo:rsid="00610a27" fo:background-color="transparent" loext:char-shading-value="0" style:font-name-asian="Calibri1" style:font-weight-asian="normal" style:font-name-complex="Calibri1" style:font-weight-complex="normal"/>
    </style:style>
    <style:style style:name="T14" style:family="text">
      <style:text-properties style:use-window-font-color="true" style:font-name="Calibri1" fo:font-size="8pt" fo:language="fr" fo:country="FR" fo:font-weight="normal" officeooo:rsid="0061457c" fo:background-color="transparent" loext:char-shading-value="0" style:font-name-asian="Calibri1" style:font-weight-asian="normal" style:font-name-complex="Calibri1" style:font-weight-complex="normal"/>
    </style:style>
    <style:style style:name="T15" style:family="text">
      <style:text-properties style:use-window-font-color="true" style:font-name="Calibri1" fo:font-size="8pt" fo:language="fr" fo:country="FR" fo:font-weight="normal" officeooo:rsid="00619759" fo:background-color="transparent" loext:char-shading-value="0" style:font-name-asian="Calibri1" style:font-weight-asian="normal" style:font-name-complex="Calibri1" style:font-weight-complex="normal"/>
    </style:style>
    <style:style style:name="T16" style:family="text">
      <style:text-properties style:use-window-font-color="true" style:font-name="Calibri1" fo:font-size="8pt" fo:language="fr" fo:country="FR" fo:font-weight="normal" officeooo:rsid="006280e9" fo:background-color="transparent" loext:char-shading-value="0" style:font-name-asian="Calibri1" style:font-weight-asian="normal" style:font-name-complex="Calibri1" style:font-weight-complex="normal"/>
    </style:style>
    <style:style style:name="T17" style:family="text">
      <style:text-properties style:use-window-font-color="true" style:font-name="Calibri1" fo:font-size="8pt" fo:language="fr" fo:country="FR" fo:font-weight="normal" officeooo:rsid="00644506" fo:background-color="transparent" loext:char-shading-value="0" style:font-name-asian="Calibri1" style:font-weight-asian="normal" style:font-name-complex="Calibri1" style:font-weight-complex="normal"/>
    </style:style>
    <style:style style:name="T18" style:family="text">
      <style:text-properties style:use-window-font-color="true" style:font-name="Calibri1" fo:font-size="8pt" fo:language="fr" fo:country="FR" fo:font-weight="normal" officeooo:rsid="006780c6" fo:background-color="transparent" loext:char-shading-value="0" style:font-name-asian="Calibri1" style:font-weight-asian="normal" style:font-name-complex="Calibri1" style:font-weight-complex="normal"/>
    </style:style>
    <style:style style:name="T19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20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21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5ab72e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22" style:family="text">
      <style:text-properties officeooo:rsid="0020edc3"/>
    </style:style>
    <style:style style:name="T23" style:family="text">
      <style:text-properties fo:font-weight="normal" officeooo:rsid="0061457c" style:font-weight-asian="normal" style:font-weight-complex="normal"/>
    </style:style>
    <style:style style:name="T24" style:family="text">
      <style:text-properties fo:font-weight="normal" officeooo:rsid="006780c6" style:font-weight-asian="normal" style:font-weight-complex="normal"/>
    </style:style>
    <style:style style:name="T25" style:family="text">
      <style:text-properties officeooo:rsid="005ab72e"/>
    </style:style>
    <style:style style:name="T26" style:family="text">
      <style:text-properties officeooo:rsid="00644506"/>
    </style:style>
    <style:style style:name="T27" style:family="text">
      <style:text-properties officeooo:rsid="00662a57"/>
    </style:style>
    <style:style style:name="T28" style:family="text">
      <style:text-properties officeooo:rsid="006780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3">Rapport de réunion n°1<text:span text:style-name="T25">8</text:span></text:p>
      <text:p text:style-name="P3"/>
      <text:p text:style-name="P7"><text:span text:style-name="T6"><text:tab/></text:span><text:span text:style-name="T1">Date de la réunion : </text:span><text:span text:style-name="T4">2</text:span><text:span text:style-name="T5">8</text:span><text:span text:style-name="T3">/05</text:span><text:span text:style-name="T1">/2021</text:span></text:p>
      <text:p text:style-name="P6"><text:span text:style-name="T1"><text:tab/>Date de la prochaine réunion : </text:span><text:span text:style-name="T5">04/06</text:span><text:span text:style-name="T2">/2021</text:span></text:p>
      <text:p text:style-name="P2"/>
      <text:p text:style-name="P9"><text:span text:style-name="T20">Ordre du jour : </text:span><text:span text:style-name="T21">Génération de séquence</text:span></text:p>
      <text:p text:style-name="P4">1. Ce que le stagiaire a dit :</text:p>
      <text:p text:style-name="P13"><text:span text:style-name="T19"><text:tab/></text:span><text:span text:style-name="T10">Cette semaine je me suis concentré sur la génération de la payload. Nous avions décidé de </text:span><text:span text:style-name="T15">modéliser</text:span><text:span text:style-name="T10"> ce </text:span><text:span text:style-name="T15">problème</text:span><text:span text:style-name="T10"> sous la forme de génération de données séquentielle</text:span><text:span text:style-name="T15">s</text:span><text:span text:style-name="T10">. Je me suis donc rapproché de ce qui se faisait du </text:span><text:span text:style-name="T18">côté</text:span><text:span text:style-name="T10"> de la génération textuelle.</text:span></text:p>
      <text:p text:style-name="P13"><text:span text:style-name="T10"><text:tab/>J’ai commencé par travaill</text:span><text:span text:style-name="T15">er</text:span><text:span text:style-name="T10"> sur nos donnée</text:span><text:span text:style-name="T15">s</text:span><text:span text:style-name="T10"> de payload en essayant de les repr</text:span><text:span text:style-name="T15">é</text:span><text:span text:style-name="T10">senter les octet</text:span><text:span text:style-name="T15">s</text:span><text:span text:style-name="T10"> dans un espace de dimension finie et continue. Pour cela j’ai effectué un encodage. Dans la payload d’un paquet, j’ai considér</text:span><text:span text:style-name="T15">é</text:span><text:span text:style-name="T10"> des bigram</text:span><text:span text:style-name="T15">s</text:span><text:span text:style-name="T10"> de deux octets. J’ai ensuite encod</text:span><text:span text:style-name="T15">é</text:span><text:span text:style-name="T10"> la s</text:span><text:span text:style-name="T15">é</text:span><text:span text:style-name="T10">quences des bigram</text:span><text:span text:style-name="T15">s</text:span><text:span text:style-name="T10"> représentant la payload en séquence d’entier</text:span><text:span text:style-name="T16">s</text:span><text:span text:style-name="T10">. Un entier </text:span><text:span text:style-name="T15">é</text:span><text:span text:style-name="T10">tait égal à la somme des valeurs numériques d</text:span><text:span text:style-name="T15">u</text:span><text:span text:style-name="T10"> bigram considéré. Ma séquence </text:span><text:span text:style-name="T15">é</text:span><text:span text:style-name="T10">tait ainsi une séquence d’entier qui </text:span><text:span text:style-name="T15">allaient être</text:span><text:span text:style-name="T10"> </text:span><text:span text:style-name="T15">l</text:span><text:span text:style-name="T10">es index pour des one-hot vector. Exemple, le bigram (86, AF) sera représent</text:span><text:span text:style-name="T16">é</text:span><text:span text:style-name="T10"> par un vecteur de 0 ou le </text:span><text:span text:style-name="T16">309</text:span><text:span text:style-name="T10">ieme indice est égale à 1. J’ai donc converti une séquence d’octets en une sequence de vecteurs.</text:span></text:p>
      <text:p text:style-name="P13"><text:span text:style-name="T10"><text:tab/>J’ai ensuite </text:span><text:span text:style-name="T16">entraîné</text:span><text:span text:style-name="T10"> un Word2Vec mais </text:span><text:span text:style-name="T16">l’entraînement</text:span><text:span text:style-name="T10"> est beaucoup trop long sur Google Collab. J’ai donc mis cette partie en pause et considéré directement la </text:span><text:span text:style-name="T16">séquence</text:span><text:span text:style-name="T10"> de one-hot vector sans faire d’embedding.</text:span></text:p>
      <text:p text:style-name="P13"><text:span text:style-name="T10"><text:tab/></text:span><text:span text:style-name="T11">Ayant du mal à appliquer directement SeqGAN, j’ai </text:span><text:span text:style-name="T16">décidé</text:span><text:span text:style-name="T11"> d’approfondir mes </text:span><text:span text:style-name="T16">connaissances</text:span><text:span text:style-name="T11"> en NLP notamment en m’int</text:span><text:span text:style-name="T16">é</text:span><text:span text:style-name="T11">ressant au Générateur de SeqGAN, les Model Langage.</text:span></text:p>
      <text:p text:style-name="P13"><text:span text:style-name="T11"><text:tab/>Un Model Langage est un mod</text:span><text:span text:style-name="T16">è</text:span><text:span text:style-name="T11">le entra</text:span><text:span text:style-name="T16">î</text:span><text:span text:style-name="T11">né pour comprendre les spécificité</text:span><text:span text:style-name="T16">s</text:span><text:span text:style-name="T11"> d’un langage. Ce mod</text:span><text:span text:style-name="T16">è</text:span><text:span text:style-name="T11">le peut ensuite </text:span><text:span text:style-name="T16">ê</text:span><text:span text:style-name="T11">tre transposé sur diff</text:span><text:span text:style-name="T16">é</text:span><text:span text:style-name="T11">rente</text:span><text:span text:style-name="T16">s</text:span><text:span text:style-name="T11"> tache</text:span><text:span text:style-name="T16">s </text:span><text:span text:style-name="T11">relati</text:span><text:span text:style-name="T16">ves</text:span><text:span text:style-name="T11"> à ce langage (génération de phrase, d</text:span><text:span text:style-name="T16">é</text:span><text:span text:style-name="T11">tection d’</text:span><text:span text:style-name="T16">é</text:span><text:span text:style-name="T11">motion dans un texte….). Un Model Langage peut </text:span><text:span text:style-name="T16">ê</text:span><text:span text:style-name="T11">tre composé de </text:span><text:span text:style-name="T16">plusieurs</text:span><text:span text:style-name="T11"> partie</text:span><text:span text:style-name="T16">s</text:span><text:span text:style-name="T11">, </text:span><text:span text:style-name="T16">ê</text:span><text:span text:style-name="T11">tre entra</text:span><text:span text:style-name="T16">î</text:span><text:span text:style-name="T11">né de différente</text:span><text:span text:style-name="T16">s</text:span><text:span text:style-name="T11"> mani</text:span><text:span text:style-name="T16">è</text:span><text:span text:style-name="T11">re</text:span><text:span text:style-name="T16">s</text:span><text:span text:style-name="T11"> mais </text:span><text:span text:style-name="T13">si l’on veut générer de nouvelles </text:span><text:span text:style-name="T16">é</text:span><text:span text:style-name="T13">tapes à partir d’un Langage Model, il faut toujours réaliser quatre étapes</text:span><text:span text:style-name="T11">:</text:span></text:p>
      <text:p text:style-name="P13"><text:span text:style-name="T11">1) Pré traitement des données, C’est </text:span><text:span text:style-name="T16">là</text:span><text:span text:style-name="T11"> o</text:span><text:span text:style-name="T16">ù</text:span><text:span text:style-name="T11"> </text:span><text:span text:style-name="T16">l’</text:span><text:span text:style-name="T11">on segmente les s</text:span><text:span text:style-name="T16">é</text:span><text:span text:style-name="T11">quence</text:span><text:span text:style-name="T16">s</text:span><text:span text:style-name="T11"> en mot. On peut faire ici la réunion en bigram par exemple</text:span></text:p>
      <text:p text:style-name="P14"><text:span text:style-name="T7">2) Tokenisation : Ici on regroupe les mots pour former des token</text:span><text:span text:style-name="T16">s</text:span><text:span text:style-name="T7">, </text:span><text:span text:style-name="T16">ça</text:span><text:span text:style-name="T7"> peut </text:span><text:span text:style-name="T16">ê</text:span><text:span text:style-name="T7">tre des one hot vector par exemple, ou des vecteurs d’embedding</text:span></text:p>
      <text:p text:style-name="P14"><text:span text:style-name="T7">3) </text:span><text:span text:style-name="T12">La définition et l’entra</text:span><text:span text:style-name="T16">î</text:span><text:span text:style-name="T12">nement du mod</text:span><text:span text:style-name="T16">è</text:span><text:span text:style-name="T12">le : Il y a ici plusieur</text:span><text:span text:style-name="T16">s</text:span><text:span text:style-name="T12"> méthode</text:span><text:span text:style-name="T16">s</text:span><text:span text:style-name="T12"> pour entra</text:span><text:span text:style-name="T16">î</text:span><text:span text:style-name="T12">ner un réseau. Certaines m</text:span><text:span text:style-name="T16">é</text:span><text:span text:style-name="T12">thode</text:span><text:span text:style-name="T16">s</text:span><text:span text:style-name="T12"> consistent à prédire certain token</text:span><text:span text:style-name="T16">s</text:span><text:span text:style-name="T12"> caché</text:span><text:span text:style-name="T16">s</text:span><text:span text:style-name="T12"> d’une s</text:span><text:span text:style-name="T16">é</text:span><text:span text:style-name="T12">quence, d’autre</text:span><text:span text:style-name="T16">s </text:span><text:span text:style-name="T12">consiste</text:span><text:span text:style-name="T16">nt</text:span><text:span text:style-name="T12"> à prédire une s</text:span><text:span text:style-name="T16">é</text:span><text:span text:style-name="T12">quence cible depuis une s</text:span><text:span text:style-name="T16">éq</text:span><text:span text:style-name="T12">uence source. D’une certaine fa</text:span><text:span text:style-name="T17">ç</text:span><text:span text:style-name="T12">on, on veut que le mod</text:span><text:span text:style-name="T17">è</text:span><text:span text:style-name="T12">le comprenne un langage.</text:span></text:p>
      <text:p text:style-name="P15"><text:span text:style-name="T12">4</text:span><text:span text:style-name="T7">) Tirage: Ici, on tire les token</text:span><text:span text:style-name="T17">s</text:span><text:span text:style-name="T7"> de la séquence </text:span><text:span text:style-name="T17">à générer</text:span><text:span text:style-name="T7">. </text:span><text:span text:style-name="T14">Il y a plusieurs méthode</text:span><text:span text:style-name="T17">s</text:span><text:span text:style-name="T14"> de tirage.</text:span></text:p>
      <text:p text:style-name="P13"><text:span text:style-name="T10"><text:tab/></text:span><text:span text:style-name="T14">Cette semaine j’ai entra</text:span><text:span text:style-name="T17">î</text:span><text:span text:style-name="T14">né un langage model tr</text:span><text:span text:style-name="T17">è</text:span><text:span text:style-name="T14">s simple avec juste une couche d’embedding et une LSTM. C’est ce mod</text:span><text:span text:style-name="T17">è</text:span><text:span text:style-name="T14">le de langage qui peut </text:span><text:span text:style-name="T17">ê</text:span><text:span text:style-name="T14">tre utilisé comme acteur dans SeqGAN.</text:span></text:p>
      <text:p text:style-name="P5">2. Ce que les encadrants ont ajouté :</text:p>
      <text:p text:style-name="P8"><text:span text:style-name="T19"><text:tab/></text:span><text:span text:style-name="T8">Pour l’encodage, il faut s’assurer que les différents mots ai</text:span><text:span text:style-name="T17">ent</text:span><text:span text:style-name="T8"> tous des tokens différents. Si </text:span><text:span text:style-name="T17">l’on</text:span><text:span text:style-name="T8"> décide de faire la somme des vale</text:span><text:span text:style-name="T9">urs numériques pour obtenir le token d’un bigram, il faut </text:span><text:span text:style-name="T17">s’</text:span><text:span text:style-name="T9">assurer que la somme des deux valeurs d’un bigram soit unique </text:span><text:span text:style-name="T17">à ce bigram</text:span><text:span text:style-name="T9">. C’est tr</text:span><text:span text:style-name="T17">è</text:span><text:span text:style-name="T9">s improbable.</text:span></text:p>
      <text:p text:style-name="P10"><text:tab/>Word2Vec peut <text:span text:style-name="T26">ê</text:span>tre <text:span text:style-name="T26">entraîné</text:span> de deux fa<text:span text:style-name="T27">ç</text:span>ons. Soit skip-gram soit Continuous Bag of Word. Il faut que je me renseigne sur la diff<text:span text:style-name="T27">é</text:span>rence entre ces deux méthodes. Une peut <text:span text:style-name="T27">être</text:span> plus rapide qu’une autre</text:p>
      <text:p text:style-name="P10"><text:soft-page-break/><text:tab/>On peut aussi essayer de voir si l’on pourrait pas directement générer des <text:span text:style-name="T27">séquences</text:span> depuis Word2Vec, en <text:span text:style-name="T27">entraînant</text:span> le <text:span text:style-name="T27">modèle</text:span> à prédire le mot suivant d’une séquence donné. Par exemple lui donner x2, X3 comme échantillon pour lui faire prédire x4</text:p>
      <text:p text:style-name="P11"><text:tab/>Il faudrait que je commence un résumé de ce que j’ai appris. Le mieux serait de commencer par résumé mes découvertes en NLP, puisque c’est ce que j’ai <text:span text:style-name="T28">fait</text:span> de plus récent. Ca m’aidera à voir les défis de ce domaine et de prendre du recul sur mes recherches.</text:p>
      <text:p text:style-name="P11"><text:tab/>Il faut aussi préparer la réunion de Jeudi.</text:p>
      <text:p text:style-name="P5"><text:span text:style-name="T22">3. </text:span>Ce qu’il faut faire pour la prochaine séance :</text:p>
      <text:p text:style-name="P5"><text:tab/><text:span text:style-name="T23">Continuer d’acquérir des connaissances sur les LM, essayer de faire un LM avec des transformer</text:span></text:p>
      <text:p text:style-name="P5"><text:span text:style-name="T23"><text:tab/>Faire le point sur les connaissances </text:span><text:span text:style-name="T24">acquises</text:span><text:span text:style-name="T23"> en NLP.</text:span></text:p>
      <text:p text:style-name="P5"><text:span text:style-name="T23"><text:tab/>Préparer la réunion de </text:span><text:span text:style-name="T24">jeudi</text:span><text:span text:style-name="T2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16:02:39.778365582</dc:date>
    <meta:editing-duration>P1DT2H7M14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2" meta:paragraph-count="26" meta:word-count="691" meta:character-count="4110" meta:non-whitespace-character-count="3429"/>
  </office:meta>
</office:document-meta>
</file>